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OutputStream.PropertyOutputStream( Project p ,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OutputStream.PropertyOutputStream( Project p , String s ,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OutputStream.cl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